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82cbf" officeooo:paragraph-rsid="00182cbf"/>
    </style:style>
    <style:style style:name="P2" style:family="paragraph" style:parent-style-name="Standard">
      <style:text-properties officeooo:rsid="001ac5d6" officeooo:paragraph-rsid="001ac5d6"/>
    </style:style>
    <style:style style:name="P3" style:family="paragraph" style:parent-style-name="Standard">
      <style:text-properties officeooo:rsid="001ca4fa" officeooo:paragraph-rsid="001ca4fa"/>
    </style:style>
    <style:style style:name="P4" style:family="paragraph" style:parent-style-name="Standard">
      <style:text-properties officeooo:rsid="001e9aff" officeooo:paragraph-rsid="001e9aff"/>
    </style:style>
    <style:style style:name="P5" style:family="paragraph" style:parent-style-name="Standard" style:list-style-name="L1">
      <style:text-properties officeooo:rsid="00182cbf" officeooo:paragraph-rsid="00182cbf"/>
    </style:style>
    <style:style style:name="P6" style:family="paragraph" style:parent-style-name="Standard" style:list-style-name="L2">
      <style:text-properties officeooo:rsid="001ac5d6" officeooo:paragraph-rsid="001ac5d6"/>
    </style:style>
    <style:style style:name="P7" style:family="paragraph" style:parent-style-name="Standard" style:list-style-name="L3">
      <style:text-properties officeooo:rsid="001ca4fa" officeooo:paragraph-rsid="001ca4fa"/>
    </style:style>
    <style:style style:name="P8" style:family="paragraph" style:parent-style-name="Standard" style:list-style-name="L4">
      <style:text-properties officeooo:rsid="001e9aff" officeooo:paragraph-rsid="001e9aff"/>
    </style:style>
    <style:style style:name="P9" style:family="paragraph" style:parent-style-name="Standard" style:list-style-name="L5">
      <style:text-properties officeooo:rsid="001e9aff" officeooo:paragraph-rsid="001e9aff"/>
    </style:style>
    <style:style style:name="P10" style:family="paragraph" style:parent-style-name="Standard" style:list-style-name="L6">
      <style:text-properties officeooo:rsid="001e9aff" officeooo:paragraph-rsid="001e9aff"/>
    </style:style>
    <style:style style:name="P11" style:family="paragraph" style:parent-style-name="Standard" style:list-style-name="L5">
      <style:text-properties officeooo:rsid="0021e651" officeooo:paragraph-rsid="0021e651"/>
    </style:style>
    <style:style style:name="P12" style:family="paragraph" style:parent-style-name="Standard" style:list-style-name="L6">
      <style:text-properties officeooo:rsid="00207c5e" officeooo:paragraph-rsid="001e9aff"/>
    </style:style>
    <style:style style:name="T1" style:family="text">
      <style:text-properties officeooo:rsid="0021e65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lore newly emerging technologies.</text:p>
      <text:list xml:id="list93932909" text:style-name="L1">
        <text:list-item>
          <text:p text:style-name="P5">Operational Technology (OT)</text:p>
        </text:list-item>
        <text:list-item>
          <text:p text:style-name="P5">Artificial Intelligence (AI) and Virtual Intelligence (VI)</text:p>
          <text:list>
            <text:list-item>
              <text:p text:style-name="P5">Conversational and generative AI</text:p>
            </text:list-item>
            <text:list-item>
              <text:p text:style-name="P5">Machine learning</text:p>
            </text:list-item>
            <text:list-item>
              <text:p text:style-name="P5">Object recognition</text:p>
            </text:list-item>
            <text:list-item>
              <text:p text:style-name="P5">Computer vision</text:p>
            </text:list-item>
          </text:list>
        </text:list-item>
        <text:list-item>
          <text:p text:style-name="P5">Internet of Things (IoT)</text:p>
        </text:list-item>
        <text:list-item>
          <text:p text:style-name="P5">Biometrics</text:p>
        </text:list-item>
        <text:list-item>
          <text:p text:style-name="P5">Robotics and automation</text:p>
        </text:list-item>
        <text:list-item>
          <text:p text:style-name="P5">Cloud services and platform</text:p>
        </text:list-item>
        <text:list-item>
          <text:p text:style-name="P5">Data lakes and data warehousing</text:p>
        </text:list-item>
        <text:list-item>
          <text:p text:style-name="P5">Drones</text:p>
        </text:list-item>
        <text:list-item>
          <text:p text:style-name="P5">3D printing</text:p>
        </text:list-item>
        <text:list-item>
          <text:p text:style-name="P5">Developments in communications networks (e.g., 5G, and increased availability of broadband networks)</text:p>
        </text:list-item>
      </text:list>
      <text:p text:style-name="P1"/>
      <text:p text:style-name="P1">Could these be used in the solution you will develop?</text:p>
      <text:p text:style-name="P1">Developments in communications networks such as 5G and increased availability of broadband can be used in the solution I will develop as the increased availability of internet access means users can access the solution from almost anywhere to get personalised health advice.</text:p>
      <text:p text:style-name="P1">Cloud services and platform can be used for my solution as it will allow the Health Advice Group to use cloud platforms to host their database, back-end APIs and frontend (the website).</text:p>
      <text:p text:style-name="P1"/>
      <text:p text:style-name="P2">Contextual emerging technologies:</text:p>
      <text:list xml:id="list2798795325" text:style-name="L2">
        <text:list-item>
          <text:p text:style-name="P6">AI – fast, low cost and accurate predictions</text:p>
        </text:list-item>
        <text:list-item>
          <text:p text:style-name="P6">IoT – wearable tech for health tracking</text:p>
        </text:list-item>
        <text:list-item>
          <text:p text:style-name="P6">Biometrics – more secure logins</text:p>
        </text:list-item>
        <text:list-item>
          <text:p text:style-name="P6">5G – can use it from anywhere</text:p>
        </text:list-item>
        <text:list-item>
          <text:p text:style-name="P6">Edge computing – Turns data from IoT sensors into information that is then sent to the cloud</text:p>
        </text:list-item>
      </text:list>
      <text:p text:style-name="P2"/>
      <text:p text:style-name="P3">Legislation:</text:p>
      <text:list xml:id="list3553079362" text:style-name="L3">
        <text:list-item>
          <text:p text:style-name="P7">IPA – copyright – potential payment</text:p>
        </text:list-item>
        <text:list-item>
          <text:p text:style-name="P7">GDPR – make sure sensitive data is encrypted</text:p>
        </text:list-item>
      </text:list>
      <text:p text:style-name="P3"/>
      <text:p text:style-name="P4">Hardware<text:span text:style-name="T1"> (show sources as examples)</text:span>:</text:p>
      <text:list xml:id="list2701040969" text:style-name="L4">
        <text:list-item>
          <text:p text:style-name="P8">Mobile device - user</text:p>
        </text:list-item>
        <text:list-item>
          <text:p text:style-name="P8">PC – development</text:p>
        </text:list-item>
      </text:list>
      <text:p text:style-name="P4"/>
      <text:p text:style-name="P4">Software <text:span text:style-name="T1">(show sources as examples)</text:span>:</text:p>
      <text:list xml:id="list4227239355" text:style-name="L5">
        <text:list-item>
          <text:p text:style-name="P9">IDE (VS Code)</text:p>
        </text:list-item>
        <text:list-item>
          <text:p text:style-name="P9">Web browser</text:p>
        </text:list-item>
        <text:list-item>
          <text:p text:style-name="P11">Draw.io - diagrams</text:p>
        </text:list-item>
      </text:list>
      <text:p text:style-name="P4"/>
      <text:p text:style-name="P4">Programming languages <text:span text:style-name="T1">(show sources as examples)</text:span>:</text:p>
      <text:list xml:id="list2282871206" text:style-name="L6">
        <text:list-item>
          <text:p text:style-name="P10">PHP</text:p>
        </text:list-item>
        <text:list-item>
          <text:p text:style-name="P10">JavaScript</text:p>
        </text:list-item>
        <text:list-item>
          <text:p text:style-name="P10">HTML</text:p>
        </text:list-item>
        <text:list-item>
          <text:p text:style-name="P10">CSS</text:p>
        </text:list-item>
        <text:list-item>
          <text:p text:style-name="P12">SQL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6T14:44:13.868971868</meta:creation-date>
    <meta:generator>LibreOffice/7.3.7.2$Linux_X86_64 LibreOffice_project/30$Build-2</meta:generator>
    <dc:date>2025-09-26T15:40:35.203068358</dc:date>
    <meta:editing-duration>PT21M18S</meta:editing-duration>
    <meta:editing-cycles>7</meta:editing-cycles>
    <meta:document-statistic meta:table-count="0" meta:image-count="0" meta:object-count="0" meta:page-count="1" meta:paragraph-count="40" meta:word-count="260" meta:character-count="1558" meta:non-whitespace-character-count="1360"/>
  </office:meta>
</office:document-meta>
</file>